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151.87mm"/>
    </style:style>
    <style:style style:name="co3" style:family="table-column">
      <style:table-column-properties fo:break-before="auto" style:column-width="5.56mm"/>
    </style:style>
    <style:style style:name="co4" style:family="table-column">
      <style:table-column-properties fo:break-before="auto" style:column-width="91.28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5.33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3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4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9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2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3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4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ce2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2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Feuille_de_suivi" table:style-name="ta1" table:print-ranges="Feuille_de_suivi.A2:Feuille_de_suivi.D40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4" table:number-rows-spanned="1">
            <text:p>Écran d’accueil</text:p>
          </table:table-cell>
          <table:covered-table-cell table:style-name="ce10"/>
          <table:covered-table-cell table:style-name="ce19"/>
          <table:covered-table-cell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Date début de développement :</text:p>
          </table:table-cell>
          <table:table-cell table:style-name="ce11"/>
          <table:table-cell table:style-name="ce13"/>
          <table:table-cell table:style-name="ce22" office:value-type="string" calcext:value-type="string">
            <text:p>20 février 20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te fin de développement :</text:p>
          </table:table-cell>
          <table:table-cell table:style-name="ce12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Auteur :</text:p>
          </table:table-cell>
          <table:table-cell table:style-name="ce13" table:number-columns-repeated="2"/>
          <table:table-cell table:style-name="ce24" office:value-type="string" calcext:value-type="string">
            <text:p>A.Lez (suivi)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Tâche</text:p>
          </table:table-cell>
          <table:table-cell table:style-name="ce14"/>
          <table:table-cell table:style-name="ce20" office:value-type="string" calcext:value-type="string">
            <text:p>√</text:p>
          </table:table-cell>
          <table:table-cell table:style-name="ce25" office:value-type="string" calcext:value-type="string">
            <text:p>Commentaires / Problèmes rencontrés</text:p>
          </table:table-cell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Desig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Respect des fonts (H1, H2, paragraphes,...)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couleurs (fonts, backgrounds, boutons, menus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sur boutons de navigation, spin, validation, cancell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Respect des normes de zones de saisie (taille, police, hint, placeholder, position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Mise en place des éléments suivant la taille du périphériqu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Application du multilinguisme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Codag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Traitements en entré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droits d'accès (rôle utilisateur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Pré-remplissage de zone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Validation des zones de saisie (ddlb, cases à cocher, radio-bouton,...)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Gestion des erreurs de sais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Traitements en sorti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Gestion des exception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Respect des normes de codage (commentaires, indentation, nomenclature,...)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unitaire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Saisie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Fonctionnalité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'intégration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Navigation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 global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7" office:value-type="string" calcext:value-type="string">
            <text:p>Différents O/S</text:p>
          </table:table-cell>
          <table:table-cell table:style-name="ce17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fonctionnels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8" office:value-type="string" calcext:value-type="string">
            <text:p>Respect du cahier des charges</text:p>
          </table:table-cell>
          <table:table-cell table:style-name="ce18" table:number-columns-repeated="2"/>
          <table:table-cell table:style-name="ce26" table:number-columns-repeated="1020"/>
        </table:table-row>
        <table:table-row table:style-name="ro3">
          <table:table-cell table:style-name="ce5" office:value-type="string" calcext:value-type="string" table:number-columns-spanned="4" table:number-rows-spanned="1">
            <text:p>Tests de performance</text:p>
          </table:table-cell>
          <table:covered-table-cell table:number-columns-repeated="3"/>
          <table:table-cell table:style-name="ce26" table:number-columns-repeated="1020"/>
        </table:table-row>
        <table:table-row table:style-name="ro3">
          <table:table-cell table:style-name="ce6"/>
          <table:table-cell table:style-name="ce15" office:value-type="string" calcext:value-type="string">
            <text:p>Affichage des éléments</text:p>
          </table:table-cell>
          <table:table-cell table:style-name="ce15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Fonctionnalité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Accès aux bases de donnée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Navigation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6"/>
          <table:table-cell table:style-name="ce16" office:value-type="string" calcext:value-type="string">
            <text:p>Différents O/S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7"/>
          <table:table-cell table:style-name="ce16" office:value-type="string" calcext:value-type="string">
            <text:p>Tests de charge</text:p>
          </table:table-cell>
          <table:table-cell table:style-name="ce16" table:number-columns-repeated="2"/>
          <table:table-cell table:style-name="ce26" table:number-columns-repeated="1020"/>
        </table:table-row>
        <table:table-row table:style-name="ro3">
          <table:table-cell table:style-name="ce8" table:number-columns-repeated="4"/>
          <table:table-cell table:style-name="ce26"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7mm" fo:margin-left="3mm" fo:margin-right="3mm" style:print-page-order="ttb" style:first-page-number="continue" style:scale-to="75%" style:table-centering="horizontal" style:print="charts drawings objects"/>
      <style:header-style>
        <style:header-footer-properties fo:min-height="0mm" fo:margin-left="3mm" fo:margin-right="3mm" fo:margin-bottom="0mm"/>
      </style:header-style>
      <style:footer-style>
        <style:header-footer-properties fo:min-height="0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00-00-00</text:date>, <text:time style:data-style-name="N2" text:time-value="19:54:50.346392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aptop</meta:initial-creator>
    <meta:creation-date>2017-02-08T20:57:09Z</meta:creation-date>
    <dc:date>2017-03-01T19:56:07.061252855</dc:date>
    <meta:editing-duration>PT3M46S</meta:editing-duration>
    <meta:editing-cycles>3</meta:editing-cycles>
    <meta:document-statistic meta:table-count="1" meta:cell-count="44" meta:object-count="0"/>
  </office:meta>
</office:document-meta>
</file>